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P1" style:family="paragraph" style:parent-style-name="Standard">
      <style:text-properties fo:color="#000000" fo:font-weight="normal" style:font-weight-asian="normal" style:font-weight-complex="normal"/>
    </style:style>
    <style:style style:name="P2" style:family="paragraph" style:parent-style-name="Standard">
      <style:text-properties fo:color="#000000" fo:font-weight="bold" style:font-weight-asian="bold" style:font-weight-complex="bold"/>
    </style:style>
    <style:style style:name="P3" style:family="paragraph" style:parent-style-name="Standard">
      <style:text-properties fo:color="#ff0000" fo:font-weight="bold" style:font-weight-asian="bold" style:font-weight-complex="bold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ct: <text:span text:style-name="T1"><text:text-input text:description="">${project.name}</text:text-input></text:span><text:span text:style-name="T1"><text:text-input text:description=""/></text:span></text:p>
      <text:p text:style-name="P3"/>
      <text:p text:style-name="P1"><text:span text:style-name="T2">Comments </text:span>:</text:p>
      <text:p text:style-name="P2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<text:text-input text:description="">$comments_odt</text:text-input>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gelo ZERR</meta:initial-creator>
    <meta:creation-date>2011-04-29T21:09:48.26</meta:creation-date>
    <dc:date>2011-10-10T14:41:30.70</dc:date>
    <meta:editing-duration>PT4H35M53S</meta:editing-duration>
    <meta:editing-cycles>8</meta:editing-cycles>
    <meta:generator>LibreOffice/3.3$Win32 LibreOffice_project/330m19$Build-401</meta:generator>
    <meta:document-statistic meta:table-count="1" meta:image-count="0" meta:object-count="0" meta:page-count="1" meta:paragraph-count="3" meta:word-count="5" meta:character-count="48"/>
  </office:meta>
</office:document-meta>
</file>